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llegalThreadStateException.IllegalThreadStat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llegalThreadStateException.IllegalThreadState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